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Default"/>
        <table:table-column table:style-name="co3" table:default-cell-style-name="ce3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/>
          <table:table-cell table:style-name="ce8" office:value-type="string" calcext:value-type="string" table:number-columns-spanned="3" table:number-rows-spanned="1">
            <text:p>Seconds to solve</text:p>
          </table:table-cell>
          <table:covered-table-cell table:style-name="ce11"/>
          <table:covered-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>
            <text:p>Number of discs</text:p>
          </table:table-cell>
          <table:table-cell table:style-name="ce6" office:value-type="string" calcext:value-type="string">
            <text:p>Number of Moves</text:p>
          </table:table-cell>
          <table:table-cell table:style-name="ce9" office:value-type="string" calcext:value-type="string">
            <text:p>Iterative</text:p>
          </table:table-cell>
          <table:table-cell table:style-name="ce9" office:value-type="string" calcext:value-type="string">
            <text:p>Recursive</text:p>
          </table:table-cell>
          <table:table-cell table:style-name="ce9" office:value-type="string" calcext:value-type="string">
            <text:p>Memoiz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^[.A3])-1" office:value-type="float" office:value="1" calcext:value-type="float">
            <text:p>1</text:p>
          </table:table-cell>
          <table:table-cell office:value-type="float" office:value="0.0556523" calcext:value-type="float">
            <text:p>0.0556523</text:p>
          </table:table-cell>
          <table:table-cell office:value-type="float" office:value="0.046621572" calcext:value-type="float">
            <text:p>0.046621572</text:p>
          </table:table-cell>
          <table:table-cell office:value-type="float" office:value="1.200325869" calcext:value-type="float">
            <text:p>1.200325869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(2^[.A4])-1" office:value-type="float" office:value="3" calcext:value-type="float">
            <text:p>3</text:p>
          </table:table-cell>
          <table:table-cell office:value-type="float" office:value="0.05526401" calcext:value-type="float">
            <text:p>0.05526401</text:p>
          </table:table-cell>
          <table:table-cell office:value-type="float" office:value="0.044929553" calcext:value-type="float">
            <text:p>0.044929553</text:p>
          </table:table-cell>
          <table:table-cell office:value-type="float" office:value="1.209602501" calcext:value-type="float">
            <text:p>1.209602501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(2^[.A5])-1" office:value-type="float" office:value="7" calcext:value-type="float">
            <text:p>7</text:p>
          </table:table-cell>
          <table:table-cell office:value-type="float" office:value="0.060715213" calcext:value-type="float">
            <text:p>0.060715213</text:p>
          </table:table-cell>
          <table:table-cell office:value-type="float" office:value="0.047418086" calcext:value-type="float">
            <text:p>0.047418086</text:p>
          </table:table-cell>
          <table:table-cell office:value-type="float" office:value="1.232553028" calcext:value-type="float">
            <text:p>1.232553028</text:p>
          </table:table-cell>
          <table:table-cell table:number-columns-repeated="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(2^[.A6])-1" office:value-type="float" office:value="15" calcext:value-type="float">
            <text:p>15</text:p>
          </table:table-cell>
          <table:table-cell office:value-type="float" office:value="0.054514984" calcext:value-type="float">
            <text:p>0.054514984</text:p>
          </table:table-cell>
          <table:table-cell office:value-type="float" office:value="0.045860932" calcext:value-type="float">
            <text:p>0.045860932</text:p>
          </table:table-cell>
          <table:table-cell office:value-type="float" office:value="1.250193993" calcext:value-type="float">
            <text:p>1.250193993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(2^[.A7])-1" office:value-type="float" office:value="31" calcext:value-type="float">
            <text:p>31</text:p>
          </table:table-cell>
          <table:table-cell office:value-type="float" office:value="0.048104387" calcext:value-type="float">
            <text:p>0.048104387</text:p>
          </table:table-cell>
          <table:table-cell office:value-type="float" office:value="0.045270398" calcext:value-type="float">
            <text:p>0.045270398</text:p>
          </table:table-cell>
          <table:table-cell office:value-type="float" office:value="1.258776594" calcext:value-type="float">
            <text:p>1.25877659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E$3:.$E$32]) ; LN([.$A$3:.$A$32]))" office:value-type="float" office:value="0.252871744122705" calcext:value-type="float">
            <text:p>0.25287174412270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(2^[.A8])-1" office:value-type="float" office:value="63" calcext:value-type="float">
            <text:p>63</text:p>
          </table:table-cell>
          <table:table-cell office:value-type="float" office:value="0.050047814" calcext:value-type="float">
            <text:p>0.050047814</text:p>
          </table:table-cell>
          <table:table-cell office:value-type="float" office:value="0.045772472" calcext:value-type="float">
            <text:p>0.045772472</text:p>
          </table:table-cell>
          <table:table-cell office:value-type="float" office:value="1.234792577" calcext:value-type="float">
            <text:p>1.234792577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E$3:.$E$32]) ; LN([.$A$3:.$A$32]))" office:value-type="float" office:value="0.847254534761454" calcext:value-type="float">
            <text:p>0.84725453476145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(2^[.A9])-1" office:value-type="float" office:value="127" calcext:value-type="float">
            <text:p>127</text:p>
          </table:table-cell>
          <table:table-cell office:value-type="float" office:value="0.057650297" calcext:value-type="float">
            <text:p>0.057650297</text:p>
          </table:table-cell>
          <table:table-cell office:value-type="float" office:value="0.051001677" calcext:value-type="float">
            <text:p>0.051001677</text:p>
          </table:table-cell>
          <table:table-cell office:value-type="float" office:value="1.233149315" calcext:value-type="float">
            <text:p>1.233149315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(2^[.A10])-1" office:value-type="float" office:value="255" calcext:value-type="float">
            <text:p>255</text:p>
          </table:table-cell>
          <table:table-cell office:value-type="float" office:value="0.06153714" calcext:value-type="float">
            <text:p>0.06153714</text:p>
          </table:table-cell>
          <table:table-cell office:value-type="float" office:value="0.05000458" calcext:value-type="float">
            <text:p>0.05000458</text:p>
          </table:table-cell>
          <table:table-cell office:value-type="float" office:value="1.248007636" calcext:value-type="float">
            <text:p>1.248007636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E$3:.$E$32]) ; LN([.$A$3:.$A$32]))" office:value-type="float" office:value="0.569514575543402" calcext:value-type="float">
            <text:p>0.56951457554340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(2^[.A11])-1" office:value-type="float" office:value="511" calcext:value-type="float">
            <text:p>511</text:p>
          </table:table-cell>
          <table:table-cell office:value-type="float" office:value="0.056163493" calcext:value-type="float">
            <text:p>0.056163493</text:p>
          </table:table-cell>
          <table:table-cell office:value-type="float" office:value="0.053631293" calcext:value-type="float">
            <text:p>0.053631293</text:p>
          </table:table-cell>
          <table:table-cell office:value-type="float" office:value="1.23164023" calcext:value-type="float">
            <text:p>1.23164023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E$3:.$E$32]) ; LN([.$A$3:.$A$32])))" office:value-type="float" office:value="0.483156751367232" calcext:value-type="float">
            <text:p>0.48315675136723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(2^[.A12])-1" office:value-type="float" office:value="1023" calcext:value-type="float">
            <text:p>1023</text:p>
          </table:table-cell>
          <table:table-cell office:value-type="float" office:value="0.058934887" calcext:value-type="float">
            <text:p>0.058934887</text:p>
          </table:table-cell>
          <table:table-cell office:value-type="float" office:value="0.055870506" calcext:value-type="float">
            <text:p>0.055870506</text:p>
          </table:table-cell>
          <table:table-cell office:value-type="float" office:value="1.218505272" calcext:value-type="float">
            <text:p>1.218505272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(2^[.A13])-1" office:value-type="float" office:value="2047" calcext:value-type="float">
            <text:p>2047</text:p>
          </table:table-cell>
          <table:table-cell office:value-type="float" office:value="0.059310206" calcext:value-type="float">
            <text:p>0.059310206</text:p>
          </table:table-cell>
          <table:table-cell office:value-type="float" office:value="0.056645755" calcext:value-type="float">
            <text:p>0.056645755</text:p>
          </table:table-cell>
          <table:table-cell office:value-type="float" office:value="1.204544657" calcext:value-type="float">
            <text:p>1.204544657</text:p>
          </table:table-cell>
          <table:table-cell/>
          <table:table-cell table:formula="of:=INDEX([.$A$3:.$A$32]; 1; 1)" office:value-type="float" office:value="1" calcext:value-type="float">
            <text:p>1</text:p>
          </table:table-cell>
          <table:table-cell table:formula="of:=[.$H$11] * [.$G$13] ^ [.$H$10]" office:value-type="float" office:value="0.483156751367232" calcext:value-type="float">
            <text:p>0.48315675136723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(2^[.A14])-1" office:value-type="float" office:value="4095" calcext:value-type="float">
            <text:p>4095</text:p>
          </table:table-cell>
          <table:table-cell office:value-type="float" office:value="0.069212518" calcext:value-type="float">
            <text:p>0.069212518</text:p>
          </table:table-cell>
          <table:table-cell office:value-type="float" office:value="0.066529702" calcext:value-type="float">
            <text:p>0.066529702</text:p>
          </table:table-cell>
          <table:table-cell office:value-type="float" office:value="1.235766526" calcext:value-type="float">
            <text:p>1.235766526</text:p>
          </table:table-cell>
          <table:table-cell/>
          <table:table-cell table:formula="of:=INDEX([.$A$3:.$A$32]; 2; 1)" office:value-type="float" office:value="2" calcext:value-type="float">
            <text:p>2</text:p>
          </table:table-cell>
          <table:table-cell table:formula="of:=[.$H$11] * [.$G$14] ^ [.$H$10]" office:value-type="float" office:value="0.717016290224377" calcext:value-type="float">
            <text:p>0.717016290224377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(2^[.A15])-1" office:value-type="float" office:value="8191" calcext:value-type="float">
            <text:p>8191</text:p>
          </table:table-cell>
          <table:table-cell office:value-type="float" office:value="0.071831077" calcext:value-type="float">
            <text:p>0.071831077</text:p>
          </table:table-cell>
          <table:table-cell office:value-type="float" office:value="0.07308796" calcext:value-type="float">
            <text:p>0.07308796</text:p>
          </table:table-cell>
          <table:table-cell office:value-type="float" office:value="1.261894011" calcext:value-type="float">
            <text:p>1.261894011</text:p>
          </table:table-cell>
          <table:table-cell/>
          <table:table-cell table:formula="of:=INDEX([.$A$3:.$A$32]; 3; 1)" office:value-type="float" office:value="3" calcext:value-type="float">
            <text:p>3</text:p>
          </table:table-cell>
          <table:table-cell table:formula="of:=[.$H$11] * [.$G$15] ^ [.$H$10]" office:value-type="float" office:value="0.903265788255974" calcext:value-type="float">
            <text:p>0.903265788255974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(2^[.A16])-1" office:value-type="float" office:value="16383" calcext:value-type="float">
            <text:p>16383</text:p>
          </table:table-cell>
          <table:table-cell office:value-type="float" office:value="0.072224003" calcext:value-type="float">
            <text:p>0.072224003</text:p>
          </table:table-cell>
          <table:table-cell office:value-type="float" office:value="0.075168948" calcext:value-type="float">
            <text:p>0.075168948</text:p>
          </table:table-cell>
          <table:table-cell office:value-type="float" office:value="1.290203742" calcext:value-type="float">
            <text:p>1.290203742</text:p>
          </table:table-cell>
          <table:table-cell/>
          <table:table-cell table:formula="of:=INDEX([.$A$3:.$A$32]; 4; 1)" office:value-type="float" office:value="4" calcext:value-type="float">
            <text:p>4</text:p>
          </table:table-cell>
          <table:table-cell table:formula="of:=[.$H$11] * [.$G$16] ^ [.$H$10]" office:value-type="float" office:value="1.06406949502889" calcext:value-type="float">
            <text:p>1.06406949502889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(2^[.A17])-1" office:value-type="float" office:value="32767" calcext:value-type="float">
            <text:p>32767</text:p>
          </table:table-cell>
          <table:table-cell office:value-type="float" office:value="0.111200757" calcext:value-type="float">
            <text:p>0.111200757</text:p>
          </table:table-cell>
          <table:table-cell office:value-type="float" office:value="0.087208083" calcext:value-type="float">
            <text:p>0.087208083</text:p>
          </table:table-cell>
          <table:table-cell office:value-type="float" office:value="1.342194846" calcext:value-type="float">
            <text:p>1.342194846</text:p>
          </table:table-cell>
          <table:table-cell/>
          <table:table-cell table:formula="of:=INDEX([.$A$3:.$A$32]; 5; 1)" office:value-type="float" office:value="5" calcext:value-type="float">
            <text:p>5</text:p>
          </table:table-cell>
          <table:table-cell table:formula="of:=[.$H$11] * [.$G$17] ^ [.$H$10]" office:value-type="float" office:value="1.20826350448298" calcext:value-type="float">
            <text:p>1.20826350448298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(2^[.A18])-1" office:value-type="float" office:value="65535" calcext:value-type="float">
            <text:p>65535</text:p>
          </table:table-cell>
          <table:table-cell office:value-type="float" office:value="0.116092794" calcext:value-type="float">
            <text:p>0.116092794</text:p>
          </table:table-cell>
          <table:table-cell office:value-type="float" office:value="0.119528408" calcext:value-type="float">
            <text:p>0.119528408</text:p>
          </table:table-cell>
          <table:table-cell office:value-type="float" office:value="1.237570589" calcext:value-type="float">
            <text:p>1.237570589</text:p>
          </table:table-cell>
          <table:table-cell/>
          <table:table-cell table:formula="of:=INDEX([.$A$3:.$A$32]; 6; 1)" office:value-type="float" office:value="6" calcext:value-type="float">
            <text:p>6</text:p>
          </table:table-cell>
          <table:table-cell table:formula="of:=[.$H$11] * [.$G$18] ^ [.$H$10]" office:value-type="float" office:value="1.34046824917413" calcext:value-type="float">
            <text:p>1.34046824917413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(2^[.A19])-1" office:value-type="float" office:value="131071" calcext:value-type="float">
            <text:p>131071</text:p>
          </table:table-cell>
          <table:table-cell office:value-type="float" office:value="0.113662892" calcext:value-type="float">
            <text:p>0.113662892</text:p>
          </table:table-cell>
          <table:table-cell office:value-type="float" office:value="0.146340096" calcext:value-type="float">
            <text:p>0.146340096</text:p>
          </table:table-cell>
          <table:table-cell office:value-type="float" office:value="1.291040804" calcext:value-type="float">
            <text:p>1.291040804</text:p>
          </table:table-cell>
          <table:table-cell/>
          <table:table-cell table:formula="of:=INDEX([.$A$3:.$A$32]; 7; 1)" office:value-type="float" office:value="7" calcext:value-type="float">
            <text:p>7</text:p>
          </table:table-cell>
          <table:table-cell table:formula="of:=[.$H$11] * [.$G$19] ^ [.$H$10]" office:value-type="float" office:value="1.46346959529392" calcext:value-type="float">
            <text:p>1.4634695952939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(2^[.A20])-1" office:value-type="float" office:value="262143" calcext:value-type="float">
            <text:p>262143</text:p>
          </table:table-cell>
          <table:table-cell office:value-type="float" office:value="0.133221969" calcext:value-type="float">
            <text:p>0.133221969</text:p>
          </table:table-cell>
          <table:table-cell office:value-type="float" office:value="0.175458848" calcext:value-type="float">
            <text:p>0.175458848</text:p>
          </table:table-cell>
          <table:table-cell office:value-type="float" office:value="1.269901361" calcext:value-type="float">
            <text:p>1.269901361</text:p>
          </table:table-cell>
          <table:table-cell/>
          <table:table-cell table:formula="of:=INDEX([.$A$3:.$A$32]; 8; 1)" office:value-type="float" office:value="8" calcext:value-type="float">
            <text:p>8</text:p>
          </table:table-cell>
          <table:table-cell table:formula="of:=[.$H$11] * [.$G$20] ^ [.$H$10]" office:value-type="float" office:value="1.57910483441975" calcext:value-type="float">
            <text:p>1.57910483441975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(2^[.A21])-1" office:value-type="float" office:value="524287" calcext:value-type="float">
            <text:p>524287</text:p>
          </table:table-cell>
          <table:table-cell office:value-type="float" office:value="0.185231141" calcext:value-type="float">
            <text:p>0.185231141</text:p>
          </table:table-cell>
          <table:table-cell office:value-type="float" office:value="0.244503608" calcext:value-type="float">
            <text:p>0.244503608</text:p>
          </table:table-cell>
          <table:table-cell office:value-type="float" office:value="1.285924443" calcext:value-type="float">
            <text:p>1.285924443</text:p>
          </table:table-cell>
          <table:table-cell/>
          <table:table-cell table:formula="of:=INDEX([.$A$3:.$A$32]; 9; 1)" office:value-type="float" office:value="9" calcext:value-type="float">
            <text:p>9</text:p>
          </table:table-cell>
          <table:table-cell table:formula="of:=[.$H$11] * [.$G$21] ^ [.$H$10]" office:value-type="float" office:value="1.68866332080612" calcext:value-type="float">
            <text:p>1.6886633208061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(2^[.A22])-1" office:value-type="float" office:value="1048575" calcext:value-type="float">
            <text:p>1048575</text:p>
          </table:table-cell>
          <table:table-cell office:value-type="float" office:value="0.281725119" calcext:value-type="float">
            <text:p>0.281725119</text:p>
          </table:table-cell>
          <table:table-cell office:value-type="float" office:value="0.334709458" calcext:value-type="float">
            <text:p>0.334709458</text:p>
          </table:table-cell>
          <table:table-cell office:value-type="float" office:value="1.292360624" calcext:value-type="float">
            <text:p>1.292360624</text:p>
          </table:table-cell>
          <table:table-cell/>
          <table:table-cell table:formula="of:=INDEX([.$A$3:.$A$32]; 10; 1)" office:value-type="float" office:value="10" calcext:value-type="float">
            <text:p>10</text:p>
          </table:table-cell>
          <table:table-cell table:formula="of:=[.$H$11] * [.$G$22] ^ [.$H$10]" office:value-type="float" office:value="1.7930922276183" calcext:value-type="float">
            <text:p>1.7930922276183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(2^[.A23])-1" office:value-type="float" office:value="2097151" calcext:value-type="float">
            <text:p>2097151</text:p>
          </table:table-cell>
          <table:table-cell office:value-type="float" office:value="0.44870476" calcext:value-type="float">
            <text:p>0.44870476</text:p>
          </table:table-cell>
          <table:table-cell office:value-type="float" office:value="0.512637186" calcext:value-type="float">
            <text:p>0.512637186</text:p>
          </table:table-cell>
          <table:table-cell office:value-type="float" office:value="1.404215854" calcext:value-type="float">
            <text:p>1.404215854</text:p>
          </table:table-cell>
          <table:table-cell/>
          <table:table-cell table:formula="of:=INDEX([.$A$3:.$A$32]; 11; 1)" office:value-type="float" office:value="11" calcext:value-type="float">
            <text:p>11</text:p>
          </table:table-cell>
          <table:table-cell table:formula="of:=[.$H$11] * [.$G$23] ^ [.$H$10]" office:value-type="float" office:value="1.89311224927401" calcext:value-type="float">
            <text:p>1.89311224927401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(2^[.A24])-1" office:value-type="float" office:value="4194303" calcext:value-type="float">
            <text:p>4194303</text:p>
          </table:table-cell>
          <table:table-cell office:value-type="float" office:value="0.790908514" calcext:value-type="float">
            <text:p>0.790908514</text:p>
          </table:table-cell>
          <table:table-cell office:value-type="float" office:value="0.864167729" calcext:value-type="float">
            <text:p>0.864167729</text:p>
          </table:table-cell>
          <table:table-cell office:value-type="float" office:value="1.566432368" calcext:value-type="float">
            <text:p>1.566432368</text:p>
          </table:table-cell>
          <table:table-cell/>
          <table:table-cell table:formula="of:=INDEX([.$A$3:.$A$32]; 12; 1)" office:value-type="float" office:value="12" calcext:value-type="float">
            <text:p>12</text:p>
          </table:table-cell>
          <table:table-cell table:formula="of:=[.$H$11] * [.$G$24] ^ [.$H$10]" office:value-type="float" office:value="1.98928726229446" calcext:value-type="float">
            <text:p>1.98928726229446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(2^[.A25])-1" office:value-type="float" office:value="8388607" calcext:value-type="float">
            <text:p>8388607</text:p>
          </table:table-cell>
          <table:table-cell office:value-type="float" office:value="1.420081275" calcext:value-type="float">
            <text:p>1.420081275</text:p>
          </table:table-cell>
          <table:table-cell office:value-type="float" office:value="1.354195751" calcext:value-type="float">
            <text:p>1.354195751</text:p>
          </table:table-cell>
          <table:table-cell office:value-type="float" office:value="1.662901706" calcext:value-type="float">
            <text:p>1.662901706</text:p>
          </table:table-cell>
          <table:table-cell/>
          <table:table-cell table:formula="of:=INDEX([.$A$3:.$A$32]; 13; 1)" office:value-type="float" office:value="13" calcext:value-type="float">
            <text:p>13</text:p>
          </table:table-cell>
          <table:table-cell table:formula="of:=[.$H$11] * [.$G$25] ^ [.$H$10]" office:value-type="float" office:value="2.08206856851817" calcext:value-type="float">
            <text:p>2.08206856851817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(2^[.A26])-1" office:value-type="float" office:value="16777215" calcext:value-type="float">
            <text:p>16777215</text:p>
          </table:table-cell>
          <table:table-cell office:value-type="float" office:value="2.660859987" calcext:value-type="float">
            <text:p>2.660859987</text:p>
          </table:table-cell>
          <table:table-cell office:value-type="float" office:value="2.497838809" calcext:value-type="float">
            <text:p>2.497838809</text:p>
          </table:table-cell>
          <table:table-cell office:value-type="float" office:value="1.996347734" calcext:value-type="float">
            <text:p>1.996347734</text:p>
          </table:table-cell>
          <table:table-cell/>
          <table:table-cell table:formula="of:=INDEX([.$A$3:.$A$32]; 14; 1)" office:value-type="float" office:value="14" calcext:value-type="float">
            <text:p>14</text:p>
          </table:table-cell>
          <table:table-cell table:formula="of:=[.$H$11] * [.$G$26] ^ [.$H$10]" office:value-type="float" office:value="2.17182423117224" calcext:value-type="float">
            <text:p>2.17182423117224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(2^[.A27])-1" office:value-type="float" office:value="33554431" calcext:value-type="float">
            <text:p>33554431</text:p>
          </table:table-cell>
          <table:table-cell office:value-type="float" office:value="4.675352558" calcext:value-type="float">
            <text:p>4.675352558</text:p>
          </table:table-cell>
          <table:table-cell office:value-type="float" office:value="4.73209582" calcext:value-type="float">
            <text:p>4.73209582</text:p>
          </table:table-cell>
          <table:table-cell office:value-type="float" office:value="2.807225628" calcext:value-type="float">
            <text:p>2.807225628</text:p>
          </table:table-cell>
          <table:table-cell/>
          <table:table-cell table:formula="of:=INDEX([.$A$3:.$A$32]; 15; 1)" office:value-type="float" office:value="15" calcext:value-type="float">
            <text:p>15</text:p>
          </table:table-cell>
          <table:table-cell table:formula="of:=[.$H$11] * [.$G$27] ^ [.$H$10]" office:value-type="float" office:value="2.25885922883073" calcext:value-type="float">
            <text:p>2.25885922883073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(2^[.A28])-1" office:value-type="float" office:value="67108863" calcext:value-type="float">
            <text:p>67108863</text:p>
          </table:table-cell>
          <table:table-cell office:value-type="float" office:value="10.729687432" calcext:value-type="float">
            <text:p>10.729687432</text:p>
          </table:table-cell>
          <table:table-cell office:value-type="float" office:value="10.863933992" calcext:value-type="float">
            <text:p>10.863933992</text:p>
          </table:table-cell>
          <table:table-cell office:value-type="float" office:value="4.955932031" calcext:value-type="float">
            <text:p>4.955932031</text:p>
          </table:table-cell>
          <table:table-cell/>
          <table:table-cell table:formula="of:=INDEX([.$A$3:.$A$32]; 16; 1)" office:value-type="float" office:value="16" calcext:value-type="float">
            <text:p>16</text:p>
          </table:table-cell>
          <table:table-cell table:formula="of:=[.$H$11] * [.$G$28] ^ [.$H$10]" office:value-type="float" office:value="2.3434297193344" calcext:value-type="float">
            <text:p>2.3434297193344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(2^[.A29])-1" office:value-type="float" office:value="134217727" calcext:value-type="float">
            <text:p>134217727</text:p>
          </table:table-cell>
          <table:table-cell office:value-type="float" office:value="21.56841872" calcext:value-type="float">
            <text:p>21.56841872</text:p>
          </table:table-cell>
          <table:table-cell office:value-type="float" office:value="21.744414523" calcext:value-type="float">
            <text:p>21.744414523</text:p>
          </table:table-cell>
          <table:table-cell office:value-type="float" office:value="7.439054721" calcext:value-type="float">
            <text:p>7.439054721</text:p>
          </table:table-cell>
          <table:table-cell/>
          <table:table-cell table:formula="of:=INDEX([.$A$3:.$A$32]; 17; 1)" office:value-type="float" office:value="17" calcext:value-type="float">
            <text:p>17</text:p>
          </table:table-cell>
          <table:table-cell table:formula="of:=[.$H$11] * [.$G$29] ^ [.$H$10]" office:value-type="float" office:value="2.42575339399705" calcext:value-type="float">
            <text:p>2.42575339399705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(2^[.A30])-1" office:value-type="float" office:value="268435455" calcext:value-type="float">
            <text:p>268435455</text:p>
          </table:table-cell>
          <table:table-cell office:value-type="float" office:value="36.988535657" calcext:value-type="float">
            <text:p>36.988535657</text:p>
          </table:table-cell>
          <table:table-cell office:value-type="float" office:value="35.953065996" calcext:value-type="float">
            <text:p>35.953065996</text:p>
          </table:table-cell>
          <table:table-cell office:value-type="float" office:value="13.098670586" calcext:value-type="float">
            <text:p>13.098670586</text:p>
          </table:table-cell>
          <table:table-cell/>
          <table:table-cell table:formula="of:=INDEX([.$A$3:.$A$32]; 18; 1)" office:value-type="float" office:value="18" calcext:value-type="float">
            <text:p>18</text:p>
          </table:table-cell>
          <table:table-cell table:formula="of:=[.$H$11] * [.$G$30] ^ [.$H$10]" office:value-type="float" office:value="2.50601715964037" calcext:value-type="float">
            <text:p>2.50601715964037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(2^[.A31])-1" office:value-type="float" office:value="536870911" calcext:value-type="float">
            <text:p>536870911</text:p>
          </table:table-cell>
          <table:table-cell office:value-type="float" office:value="96.2554065" calcext:value-type="float">
            <text:p>96.2554065</text:p>
          </table:table-cell>
          <table:table-cell office:value-type="float" office:value="78.010715739" calcext:value-type="float">
            <text:p>78.010715739</text:p>
          </table:table-cell>
          <table:table-cell office:value-type="float" office:value="24.134613882" calcext:value-type="float">
            <text:p>24.134613882</text:p>
          </table:table-cell>
          <table:table-cell/>
          <table:table-cell table:formula="of:=INDEX([.$A$3:.$A$32]; 19; 1)" office:value-type="float" office:value="19" calcext:value-type="float">
            <text:p>19</text:p>
          </table:table-cell>
          <table:table-cell table:formula="of:=[.$H$11] * [.$G$31] ^ [.$H$10]" office:value-type="float" office:value="2.58438294752202" calcext:value-type="float">
            <text:p>2.58438294752202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(2^[.A32])-1" office:value-type="float" office:value="1073741823" calcext:value-type="float">
            <text:p>1073741823</text:p>
          </table:table-cell>
          <table:table-cell office:value-type="float" office:value="164.461186157" calcext:value-type="float">
            <text:p>164.461186157</text:p>
          </table:table-cell>
          <table:table-cell office:value-type="float" office:value="132.114906859" calcext:value-type="float">
            <text:p>132.114906859</text:p>
          </table:table-cell>
          <table:table-cell office:value-type="float" office:value="46.259975521" calcext:value-type="float">
            <text:p>46.259975521</text:p>
          </table:table-cell>
          <table:table-cell/>
          <table:table-cell table:formula="of:=INDEX([.$A$3:.$A$32]; 20; 1)" office:value-type="float" office:value="20" calcext:value-type="float">
            <text:p>20</text:p>
          </table:table-cell>
          <table:table-cell table:formula="of:=[.$H$11] * [.$G$32] ^ [.$H$10]" office:value-type="float" office:value="2.66099217994749" calcext:value-type="float">
            <text:p>2.66099217994749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(2^[.A33])-1" office:value-type="float" office:value="2147483647" calcext:value-type="float">
            <text:p>2147483647</text:p>
          </table:table-cell>
          <table:table-cell office:value-type="float" office:value="289.186839823" calcext:value-type="float">
            <text:p>289.186839823</text:p>
          </table:table-cell>
          <table:table-cell office:value-type="float" office:value="414.26415867" calcext:value-type="float">
            <text:p>414.26415867</text:p>
          </table:table-cell>
          <table:table-cell office:value-type="string" calcext:value-type="string">
            <text:p>DNF</text:p>
          </table:table-cell>
          <table:table-cell/>
          <table:table-cell table:formula="of:=INDEX([.$A$3:.$A$32]; 21; 1)" office:value-type="float" office:value="21" calcext:value-type="float">
            <text:p>21</text:p>
          </table:table-cell>
          <table:table-cell table:formula="of:=[.$H$11] * [.$G$33] ^ [.$H$10]" office:value-type="float" office:value="2.73596925602531" calcext:value-type="float">
            <text:p>2.73596925602531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(2^[.A34])-1" office:value-type="float" office:value="4294967295" calcext:value-type="float">
            <text:p>4294967295</text:p>
          </table:table-cell>
          <table:table-cell office:value-type="float" office:value="920.396350876" calcext:value-type="float">
            <text:p>920.396350876</text:p>
          </table:table-cell>
          <table:table-cell office:value-type="float" office:value="982.337892827" calcext:value-type="float">
            <text:p>982.337892827</text:p>
          </table:table-cell>
          <table:table-cell office:value-type="string" calcext:value-type="string">
            <text:p>DNF</text:p>
          </table:table-cell>
          <table:table-cell/>
          <table:table-cell table:formula="of:=INDEX([.$A$3:.$A$32]; 22; 1)" office:value-type="float" office:value="22" calcext:value-type="float">
            <text:p>22</text:p>
          </table:table-cell>
          <table:table-cell table:formula="of:=[.$H$11] * [.$G$34] ^ [.$H$10]" office:value-type="float" office:value="2.80942430818082" calcext:value-type="float">
            <text:p>2.80942430818082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(2^[.A35])-1" office:value-type="float" office:value="8589934591" calcext:value-type="float">
            <text:p>8589934591</text:p>
          </table:table-cell>
          <table:table-cell office:value-type="float" office:value="2100.56074264" calcext:value-type="float">
            <text:p>2100.56074264</text:p>
          </table:table-cell>
          <table:table-cell office:value-type="float" office:value="2503.691269898" calcext:value-type="float">
            <text:p>2503.691269898</text:p>
          </table:table-cell>
          <table:table-cell office:value-type="string" calcext:value-type="string">
            <text:p>DNF</text:p>
          </table:table-cell>
          <table:table-cell/>
          <table:table-cell table:formula="of:=INDEX([.$A$3:.$A$32]; 23; 1)" office:value-type="float" office:value="23" calcext:value-type="float">
            <text:p>23</text:p>
          </table:table-cell>
          <table:table-cell table:formula="of:=[.$H$11] * [.$G$35] ^ [.$H$10]" office:value-type="float" office:value="2.88145540804044" calcext:value-type="float">
            <text:p>2.88145540804044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(2^[.A36])-1" office:value-type="float" office:value="17179869183" calcext:value-type="float">
            <text:p>17179869183</text:p>
          </table:table-cell>
          <table:table-cell office:value-type="float" office:value="3442.097007295" calcext:value-type="float">
            <text:p>3442.097007295</text:p>
          </table:table-cell>
          <table:table-cell office:value-type="float" office:value="3434.143590476" calcext:value-type="float">
            <text:p>3434.143590476</text:p>
          </table:table-cell>
          <table:table-cell office:value-type="string" calcext:value-type="string">
            <text:p>DNF</text:p>
          </table:table-cell>
          <table:table-cell/>
          <table:table-cell table:formula="of:=INDEX([.$A$3:.$A$32]; 24; 1)" office:value-type="float" office:value="24" calcext:value-type="float">
            <text:p>24</text:p>
          </table:table-cell>
          <table:table-cell table:formula="of:=[.$H$11] * [.$G$36] ^ [.$H$10]" office:value-type="float" office:value="2.9521503507189" calcext:value-type="float">
            <text:p>2.9521503507189</text:p>
          </table:table-cell>
        </table:table-row>
        <table:table-row table:style-name="ro1">
          <table:table-cell table:style-name="ce4" table:formula="of:=[.A36]+1" office:value-type="float" office:value="35" calcext:value-type="float">
            <text:p>35</text:p>
          </table:table-cell>
          <table:table-cell table:style-name="ce7" table:formula="of:=(2^[.A37])-1" office:value-type="float" office:value="34359738367" calcext:value-type="float">
            <text:p>34359738367</text:p>
          </table:table-cell>
          <table:table-cell table:style-name="ce10" office:value-type="float" office:value="8327.164649799" calcext:value-type="float">
            <text:p>8327.164649799</text:p>
          </table:table-cell>
          <table:table-cell table:style-name="ce4" office:value-type="string" calcext:value-type="string">
            <text:p>DNF</text:p>
          </table:table-cell>
          <table:table-cell table:style-name="ce7" office:value-type="string" calcext:value-type="string">
            <text:p>DNF</text:p>
          </table:table-cell>
          <table:table-cell/>
          <table:table-cell table:formula="of:=INDEX([.$A$3:.$A$32]; 25; 1)" office:value-type="float" office:value="25" calcext:value-type="float">
            <text:p>25</text:p>
          </table:table-cell>
          <table:table-cell table:formula="of:=[.$H$11] * [.$G$37] ^ [.$H$10]" office:value-type="float" office:value="3.02158811221055" calcext:value-type="float">
            <text:p>3.02158811221055</text:p>
          </table:table-cell>
        </table:table-row>
        <table:table-row table:style-name="ro1">
          <table:table-cell table:style-name="Default" table:formula="of:=[.A37]+1" office:value-type="float" office:value="36" calcext:value-type="float">
            <text:p>36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2]; 26; 1)" office:value-type="float" office:value="26" calcext:value-type="float">
            <text:p>26</text:p>
          </table:table-cell>
          <table:table-cell table:formula="of:=[.$H$11] * [.$G$38] ^ [.$H$10]" office:value-type="float" office:value="3.08984005039182" calcext:value-type="float">
            <text:p>3.08984005039182</text:p>
          </table:table-cell>
        </table:table-row>
        <table:table-row table:style-name="ro1">
          <table:table-cell table:style-name="Default" table:formula="of:=[.A38]+1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2]; 27; 1)" office:value-type="float" office:value="27" calcext:value-type="float">
            <text:p>27</text:p>
          </table:table-cell>
          <table:table-cell table:formula="of:=[.$H$11] * [.$G$39] ^ [.$H$10]" office:value-type="float" office:value="3.15697090281897" calcext:value-type="float">
            <text:p>3.15697090281897</text:p>
          </table:table-cell>
        </table:table-row>
        <table:table-row table:style-name="ro1">
          <table:table-cell table:style-name="Default" table:formula="of:=[.A39]+1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2]; 28; 1)" office:value-type="float" office:value="28" calcext:value-type="float">
            <text:p>28</text:p>
          </table:table-cell>
          <table:table-cell table:formula="of:=[.$H$11] * [.$G$40] ^ [.$H$10]" office:value-type="float" office:value="3.22303962191957" calcext:value-type="float">
            <text:p>3.22303962191957</text:p>
          </table:table-cell>
        </table:table-row>
        <table:table-row table:style-name="ro1">
          <table:table-cell table:style-name="Default" table:formula="of:=[.A40]+1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2]; 29; 1)" office:value-type="float" office:value="29" calcext:value-type="float">
            <text:p>29</text:p>
          </table:table-cell>
          <table:table-cell table:formula="of:=[.$H$11] * [.$G$41] ^ [.$H$10]" office:value-type="float" office:value="3.28810007891098" calcext:value-type="float">
            <text:p>3.28810007891098</text:p>
          </table:table-cell>
        </table:table-row>
        <table:table-row table:style-name="ro1">
          <table:table-cell table:style-name="Default" table:formula="of:=[.A41]+1" office:value-type="float" office:value="40" calcext:value-type="float">
            <text:p>40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2]; 30; 1)" office:value-type="float" office:value="30" calcext:value-type="float">
            <text:p>30</text:p>
          </table:table-cell>
          <table:table-cell table:formula="of:=[.$H$11] * [.$G$42] ^ [.$H$10]" office:value-type="float" office:value="3.35220166087314" calcext:value-type="float">
            <text:p>3.35220166087314</text:p>
          </table:table-cell>
        </table:table-row>
        <table:table-row table:style-name="ro1">
          <table:table-cell table:style-name="Default" table:formula="of:=[.A42]+1" office:value-type="float" office:value="41" calcext:value-type="float">
            <text:p>4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7]; 31; 1)" office:value-type="float" office:value="31" calcext:value-type="float">
            <text:p>31</text:p>
          </table:table-cell>
          <table:table-cell table:formula="of:=[.$H$11] * [.$G$43] ^ [.$H$10]" office:value-type="float" office:value="3.41538978019833" calcext:value-type="float">
            <text:p>3.41538978019833</text:p>
          </table:table-cell>
        </table:table-row>
        <table:table-row table:style-name="ro1">
          <table:table-cell table:style-name="Default" table:formula="of:=[.A43]+1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7]; 32; 1)" office:value-type="float" office:value="32" calcext:value-type="float">
            <text:p>32</text:p>
          </table:table-cell>
          <table:table-cell table:formula="of:=[.$H$11] * [.$G$44] ^ [.$H$10]" office:value-type="float" office:value="3.47770631167602" calcext:value-type="float">
            <text:p>3.47770631167602</text:p>
          </table:table-cell>
        </table:table-row>
        <table:table-row table:style-name="ro1">
          <table:table-cell table:style-name="Default" table:formula="of:=[.A44]+1" office:value-type="float" office:value="43" calcext:value-type="float">
            <text:p>4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7]; 33; 1)" office:value-type="float" office:value="33" calcext:value-type="float">
            <text:p>33</text:p>
          </table:table-cell>
          <table:table-cell table:formula="of:=[.$H$11] * [.$G$45] ^ [.$H$10]" office:value-type="float" office:value="3.53918996942222" calcext:value-type="float">
            <text:p>3.53918996942222</text:p>
          </table:table-cell>
        </table:table-row>
        <table:table-row table:style-name="ro1">
          <table:table-cell table:style-name="Default" table:formula="of:=[.A45]+1" office:value-type="float" office:value="44" calcext:value-type="float">
            <text:p>4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7]; 34; 1)" office:value-type="float" office:value="34" calcext:value-type="float">
            <text:p>34</text:p>
          </table:table-cell>
          <table:table-cell table:formula="of:=[.$H$11] * [.$G$46] ^ [.$H$10]" office:value-type="float" office:value="3.59987663349645" calcext:value-type="float">
            <text:p>3.59987663349645</text:p>
          </table:table-cell>
        </table:table-row>
        <table:table-row table:style-name="ro1">
          <table:table-cell table:style-name="Default" table:formula="of:=[.A46]+1" office:value-type="float" office:value="45" calcext:value-type="float">
            <text:p>4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formula="of:=INDEX([.$A$3:.$A$37]; 35; 1)" office:value-type="float" office:value="35" calcext:value-type="float">
            <text:p>35</text:p>
          </table:table-cell>
          <table:table-cell table:formula="of:=[.$H$11] * [.$G$47] ^ [.$H$10]" office:value-type="float" office:value="3.65979963419806" calcext:value-type="float">
            <text:p>3.65979963419806</text:p>
          </table:table-cell>
        </table:table-row>
        <table:table-row table:style-name="ro1">
          <table:table-cell table:style-name="Default" table:formula="of:=[.A47]+1" office:value-type="float" office:value="46" calcext:value-type="float">
            <text:p>46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formula="of:=[.A48]+1" office:value-type="float" office:value="47" calcext:value-type="float">
            <text:p>47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formula="of:=[.A49]+1" office:value-type="float" office:value="48" calcext:value-type="float">
            <text:p>48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formula="of:=[.A50]+1" office:value-type="float" office:value="49" calcext:value-type="float">
            <text:p>49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formula="of:=[.A51]+1" office:value-type="float" office:value="50" calcext:value-type="float">
            <text:p>50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06:15:15.87141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2:50:27.564947604</meta:creation-date>
    <dc:date>2019-04-03T18:28:14.369725672</dc:date>
    <meta:editing-duration>P1DT11H11M58S</meta:editing-duration>
    <meta:editing-cycles>5</meta:editing-cycles>
    <meta:generator>LibreOffice/6.0.7.3$Linux_X86_64 LibreOffice_project/00m0$Build-3</meta:generator>
    <meta:document-statistic meta:table-count="1" meta:cell-count="277" meta:object-count="0"/>
  </office:meta>
</office:document-meta>
</file>